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paragraph-properties fo:break-before="page"/>
      <style:text-properties fo:font-size="12pt" style:font-size-asian="12pt" style:font-size-complex="12pt"/>
    </style:style>
    <style:style style:name="T1" style:family="text">
      <style:text-properties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unktioner som implementerats men som inte används</text:h>
      <text:p text:style-name="P1"/>
      <text:h text:style-name="Heading_20_3" text:outline-level="3">Introduktion</text:h>
      <text:p text:style-name="P1">Tanken är att en framtida implementation av systemet är att den ska kunna identifiera drönare. Det finns flera artiklar som använder olika tekniker för att detektera drönare. Ett sätt är att om man ha en fast rig så skulle man först kunna köra en frame differencing och sedan en objektdetektering på de intressanta områdena. [1] Ett annat sätt är att köra template matching (se template matching) eller att använda sig av djupinlärningsalgoritmer som YOLO [2] och cascade klassificerare [3]. Här har vi undersökt Haar-cascadealgoritmen för att träna upp en detektor som kan känna igen drönare.</text:p>
      <text:h text:style-name="Heading_20_3" text:outline-level="3">Haar-cascade</text:h>
      <text:list xml:id="list3739915888573346018" text:style-name="L1">
        <text:list-item>
          <text:p text:style-name="P3">Hur funkar den?<text:line-break/>Haar-cascade är en maskininlärningsalgoritm för att detektera objekt. Den kollar på om det finns Haar-features i pixelsummorna från delområden i en bild. Se användarmanualen för användning av funktionen.</text:p>
        </text:list-item>
        <text:list-item>
          <text:p text:style-name="P3">Angränsningar/Begränsningar</text:p>
        </text:list-item>
      </text:list>
      <text:p text:style-name="P1"><text:tab/>Den tränade cascade-klassificeraren har tränats på 1000 positiva bilder och 1000 negativa bilder. Den kan känna igen drönare som liknar träningsdatan (bilder tagna från Google) men missar drönare som har dålig upplösning och ibland hittar den inte alla drönare om det finns flera i en bild. Även fåglar och flygplan som liknar drönare blir detekterade och behöver filtreras bort. För att göra systemet mer robust behöver man träna systemet på en ännu större datamängd och/eller att man komplementerar med andra tekniker. </text:p>
      <text:list xml:id="list343380154" text:continue-numbering="true" text:style-name="L1">
        <text:list-item>
          <text:p text:style-name="P3">Utvecklingsmiljöer</text:p>
        </text:list-item>
      </text:list>
      <text:p text:style-name="P1"><text:bookmark-start text:name="__DdeLink__12_1972449408"/>Se dokumentation för bildbehandlingen<text:bookmark-end text:name="__DdeLink__12_1972449408"/></text:p>
      <text:list xml:id="list111418527" text:continue-numbering="true" text:style-name="L1">
        <text:list-item>
          <text:p text:style-name="P3">Resurser/material</text:p>
        </text:list-item>
      </text:list>
      <text:p text:style-name="P1">Se dokumentation för bildbehandlingen</text:p>
      <text:list xml:id="list1892035809" text:continue-numbering="true" text:style-name="L1">
        <text:list-item>
          <text:p text:style-name="P3">Resultat</text:p>
        </text:list-item>
      </text:list>
      <text:p text:style-name="P1">[BILD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style style:name="MT2" style:family="text">
      <style:text-properties fo:font-style="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1] L. Sommer, A. Schumann, T. Müller, T. Schuchert and J. Beyerer, "Flying object detection for automatic UAV recognition," <text:span text:style-name="Emphasis">2017 14th IEEE International Conference on Advanced Video and Signal Based Surveillance (AVSS)</text:span>, Lecce, 2017, pp. 1-6.URL: <text:a xlink:type="simple" xlink:href="http://ieeexplore.ieee.org/stamp/stamp.jsp?tp=&amp;arnumber=8078557&amp;isnumber=8078458" text:style-name="Internet_20_link" text:visited-style-name="Visited_20_Internet_20_Link">http://ieeexplore.ieee.org/stamp/stamp.jsp?tp=&amp;arnumber=8078557&amp;isnumber=8078458</text:a> [Hämtad: 2019-08-05]</text:p>
        <text:p text:style-name="Footer">[2] Unlu, E., Zenou, E., Riviere, N. et al. IPSJ T Comput Vis Appl (2019) 11: 7. <text:a xlink:type="simple" xlink:href="https://doi.org/10.1186/s41074-019-0059-x" text:style-name="Internet_20_link" text:visited-style-name="Visited_20_Internet_20_Link">https://doi.org/10.1186/s41074-019-0059-x</text:a> [Hämtad: 2019-08-05]</text:p>
        <text:p text:style-name="Footer">[3] Gökçe, Fatih et al. “Vision-Based Detection and Distance Estimation of Micro Unmanned Aerial Vehicles.” <text:span text:style-name="MT2">Sensors (Basel, Switzerland)</text:span> vol. 15,9 23805-46. 18 Sep. 2015, doi:<text:a xlink:type="simple" xlink:href="https://10.3390/s150923805" text:style-name="Internet_20_link" text:visited-style-name="Visited_20_Internet_20_Link">https://10.3390/s150923805</text:a> [Hämtad: 2019-08-05]</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5T13:48:40</meta:creation-date>
    <meta:editing-duration>PT45M29S</meta:editing-duration>
    <meta:editing-cycles>2</meta:editing-cycles>
    <meta:generator>OpenOffice/4.1.2$Unix OpenOffice.org_project/412m3$Build-9782</meta:generator>
    <meta:document-statistic meta:table-count="0" meta:image-count="0" meta:object-count="0" meta:page-count="2" meta:paragraph-count="16" meta:word-count="320" meta:character-count="2278"/>
    <dc:date>2019-08-05T16:08:18</dc:date>
  </office:meta>
</office:document-meta>
</file>